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margin-left="3.747cm" fo:margin-right="0cm" fo:text-indent="-3.747cm" style:auto-text-indent="false"/>
    </style:style>
    <style:style style:name="P4" style:family="paragraph" style:parent-style-name="Standard" style:master-page-name="Standard">
      <style:paragraph-properties style:page-number="auto"/>
      <style:text-properties style:font-name="Arial Narrow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text-properties style:font-name="Arial Narrow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text-properties style:font-name="Arial Narrow"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text-properties fo:color="#800000" style:font-name="Arial Narrow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text-properties fo:color="#800000" style:font-name="Arial Narrow" fo:font-size="12pt" fo:font-weight="normal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text-properties fo:color="#000000" fo:background-color="transparent"/>
    </style:style>
    <style:style style:name="P11" style:family="paragraph" style:parent-style-name="Standard">
      <style:text-properties fo:color="#000000" style:font-name="Arial Narrow" fo:font-size="12pt" fo:font-weight="normal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left="3.747cm" fo:margin-right="0cm" fo:text-indent="-3.747cm" style:auto-text-indent="false"/>
      <style:text-properties style:font-name="Arial Narrow" fo:font-size="12pt" fo:font-weight="bold" style:font-size-asian="12pt" style:font-weight-asian="bold" style:font-name-complex="Times New Roman" style:font-size-complex="12pt"/>
    </style:style>
    <style:style style:name="P13" style:family="paragraph" style:parent-style-name="List_20_Paragraph" style:list-style-name="WWNum1">
      <style:text-properties style:font-name="Arial Narrow" fo:font-size="12pt" style:font-size-asian="12pt" style:font-name-complex="Times New Roman" style:font-size-complex="12pt"/>
    </style:style>
    <style:style style:name="P14" style:family="paragraph" style:parent-style-name="List_20_Paragraph" style:list-style-name="WWNum3">
      <style:text-properties style:font-name="Arial Narrow" fo:font-size="12pt" style:font-size-asian="12pt" style:font-name-complex="Times New Roman" style:font-size-complex="12pt"/>
    </style:style>
    <style:style style:name="P15" style:family="paragraph" style:parent-style-name="List_20_Paragraph" style:list-style-name="L2">
      <style:text-properties style:font-name="Arial Narrow" fo:font-size="12pt" style:font-size-asian="12pt" style:font-name-complex="Times New Roman" style:font-size-complex="12pt"/>
    </style:style>
    <style:style style:name="P16" style:family="paragraph" style:parent-style-name="List_20_Paragraph" style:list-style-name="L3">
      <style:text-properties style:font-name="Arial Narrow" fo:font-size="12pt" style:font-size-asian="12pt" style:font-name-complex="Times New Roman" style:font-size-complex="12pt"/>
    </style:style>
    <style:style style:name="P17" style:family="paragraph" style:parent-style-name="List_20_Paragraph" style:list-style-name="L4">
      <style:text-properties style:font-name="Arial Narrow" fo:font-size="12pt" style:font-size-asian="12pt" style:font-name-complex="Times New Roman" style:font-size-complex="12pt"/>
    </style:style>
    <style:style style:name="P18" style:family="paragraph" style:parent-style-name="List_20_Paragraph" style:list-style-name="L5">
      <style:text-properties style:font-name="Arial Narrow" fo:font-size="12pt" style:font-size-asian="12pt" style:font-name-complex="Times New Roman" style:font-size-complex="12pt"/>
    </style:style>
    <style:style style:name="P19" style:family="paragraph" style:parent-style-name="List_20_Paragraph" style:list-style-name="L6">
      <style:text-properties style:font-name="Arial Narrow" fo:font-size="12pt" style:font-size-asian="12pt" style:font-name-complex="Times New Roman" style:font-size-complex="12pt"/>
    </style:style>
    <style:style style:name="P20" style:family="paragraph" style:parent-style-name="List_20_Paragraph" style:list-style-name="L7">
      <style:text-properties style:font-name="Arial Narrow" fo:font-size="12pt" style:font-size-asian="12pt" style:font-name-complex="Times New Roman" style:font-size-complex="12pt"/>
    </style:style>
    <style:style style:name="P21" style:family="paragraph" style:parent-style-name="List_20_Paragraph" style:list-style-name="L8">
      <style:text-properties style:font-name="Arial Narrow" fo:font-size="12pt" style:font-size-asian="12pt" style:font-name-complex="Times New Roman" style:font-size-complex="12pt"/>
    </style:style>
    <style:style style:name="P22" style:family="paragraph" style:parent-style-name="List_20_Paragraph" style:list-style-name="L9">
      <style:text-properties style:font-name="Arial Narrow" fo:font-size="12pt" style:font-size-asian="12pt" style:font-name-complex="Times New Roman" style:font-size-complex="12pt"/>
    </style:style>
    <style:style style:name="P23" style:family="paragraph" style:parent-style-name="List_20_Paragraph" style:list-style-name="L10">
      <style:paragraph-properties fo:text-align="start" style:justify-single-word="false"/>
      <style:text-properties style:font-name="Arial Narrow" fo:font-size="12pt" style:font-size-asian="12pt" style:font-name-complex="Times New Roman" style:font-size-complex="12pt"/>
    </style:style>
    <style:style style:name="P24" style:family="paragraph" style:parent-style-name="List_20_Paragraph" style:list-style-name="L11">
      <style:paragraph-properties fo:text-align="start" style:justify-single-word="false"/>
      <style:text-properties style:font-name="Arial Narrow" fo:font-size="12pt" style:font-size-asian="12pt" style:font-name-complex="Times New Roman" style:font-size-complex="12pt"/>
    </style:style>
    <style:style style:name="P25" style:family="paragraph" style:parent-style-name="List_20_Paragraph" style:list-style-name="L12">
      <style:paragraph-properties fo:text-align="start" style:justify-single-word="false"/>
      <style:text-properties style:font-name="Arial Narrow" fo:font-size="12pt" style:font-size-asian="12pt" style:font-name-complex="Times New Roman" style:font-size-complex="12pt"/>
    </style:style>
    <style:style style:name="P26" style:family="paragraph" style:parent-style-name="List_20_Paragraph" style:list-style-name="L15">
      <style:paragraph-properties fo:text-align="start" style:justify-single-word="false"/>
      <style:text-properties style:font-name="Arial Narrow" fo:font-size="12pt" style:font-size-asian="12pt" style:font-name-complex="Times New Roman" style:font-size-complex="12pt"/>
    </style:style>
    <style:style style:name="P27" style:family="paragraph" style:parent-style-name="List_20_Paragraph" style:list-style-name="L13">
      <style:text-properties style:font-name="Arial Narrow" fo:font-size="12pt" style:font-size-asian="12pt" style:font-name-complex="Times New Roman" style:font-size-complex="12pt"/>
    </style:style>
    <style:style style:name="P28" style:family="paragraph" style:parent-style-name="List_20_Paragraph" style:list-style-name="L14">
      <style:text-properties style:font-name="Arial Narrow" fo:font-size="12pt" style:font-size-asian="12pt" style:font-name-complex="Times New Roman" style:font-size-complex="12pt"/>
    </style:style>
    <style:style style:name="P29" style:family="paragraph" style:parent-style-name="List_20_Paragraph" style:list-style-name="L12">
      <style:text-properties style:font-name="Arial Narrow" fo:font-size="12pt" style:font-size-asian="12pt" style:font-name-complex="Times New Roman" style:font-size-complex="12pt"/>
    </style:style>
    <style:style style:name="P30" style:family="paragraph" style:parent-style-name="List_20_Paragraph" style:list-style-name="L5">
      <style:text-properties style:font-name="Arial Narrow" fo:font-size="12pt" fo:font-weight="normal" style:font-size-asian="12pt" style:font-weight-asian="normal" style:font-name-complex="Times New Roman" style:font-size-complex="12pt" style:font-weight-complex="normal"/>
    </style:style>
    <style:style style:name="P31" style:family="paragraph" style:parent-style-name="List_20_Paragraph" style:list-style-name="L6">
      <style:text-properties style:font-name="Arial Narrow" fo:font-size="12pt" fo:font-weight="normal" style:font-size-asian="12pt" style:font-weight-asian="normal" style:font-name-complex="Times New Roman" style:font-size-complex="12pt" style:font-weight-complex="normal"/>
    </style:style>
    <style:style style:name="P32" style:family="paragraph" style:parent-style-name="List_20_Paragraph" style:list-style-name="L1">
      <style:text-properties fo:color="#800000" style:font-name="Arial Narrow" fo:font-size="12pt" style:font-size-asian="12pt" style:font-name-complex="Times New Roman" style:font-size-complex="12pt"/>
    </style:style>
    <style:style style:name="P33" style:family="paragraph" style:parent-style-name="List_20_Paragraph" style:list-style-name="L12">
      <style:paragraph-properties fo:text-align="start" style:justify-single-word="false"/>
      <style:text-properties fo:color="#000000" style:font-name="Arial Narrow" fo:font-size="12pt" style:font-size-asian="12pt" style:font-name-complex="Times New Roman" style:font-size-complex="12pt"/>
    </style:style>
    <style:style style:name="P34" style:family="paragraph" style:parent-style-name="List_20_Paragraph" style:list-style-name="L13"/>
    <style:style style:name="P35" style:family="paragraph" style:parent-style-name="List_20_Paragraph" style:list-style-name="L13">
      <style:paragraph-properties fo:margin-left="0cm" fo:margin-right="0cm" fo:text-indent="0cm" style:auto-text-indent="false"/>
    </style:style>
    <style:style style:name="T1" style:family="text">
      <style:text-properties style:font-name="Arial Narrow" fo:font-size="12pt" style:font-size-asian="12pt" style:font-name-complex="Times New Roman" style:font-size-complex="12pt"/>
    </style:style>
    <style:style style:name="T2" style:family="text">
      <style:text-properties style:font-name="Arial Narrow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Arial Narrow" fo:font-size="12pt" fo:font-weight="bold" style:font-size-asian="12pt" style:font-weight-asian="bold" style:font-name-complex="Times New Roman" style:font-size-complex="12pt" style:font-weight-complex="normal"/>
    </style:style>
    <style:style style:name="T4" style:family="text">
      <style:text-properties style:font-name="Arial Narrow" fo:font-size="12pt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color="#000000" style:font-name="Arial Narrow" fo:font-size="12pt" fo:font-weight="bold" fo:background-color="transparent" style:font-size-asian="12pt" style:font-weight-asian="bold" style:font-name-complex="Times New Roman" style:font-size-complex="12pt" style:font-weight-complex="normal"/>
    </style:style>
    <style:style style:name="T7" style:family="text">
      <style:text-properties fo:color="#000000" style:font-name="Arial Narrow" fo:font-size="12pt" fo:font-weight="normal" fo:background-color="transparent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P01: LOGIN</text:p>
      <text:p text:style-name="P3"><text:span text:style-name="T2">Descripción:<text:tab/></text:span><text:span text:style-name="T1">Se comprueba que la funcionalidad de login se comporta como se espera</text:span></text:p>
      <text:p text:style-name="P5">Procedimiento:<text:tab/></text:p>
      <text:list xml:id="list8656415625177027096" text:style-name="WWNum1">
        <text:list-item>
          <text:p text:style-name="P13">Se accede a Login/Register.</text:p>
        </text:list-item>
        <text:list-item>
          <text:p text:style-name="P13">Se introducen credenciales válidas.</text:p>
        </text:list-item>
        <text:list-item>
          <text:p text:style-name="P13">Se introducen credenciales no válidas.</text:p>
        </text:list-item>
      </text:list>
      <text:p text:style-name="Standard"><text:span text:style-name="T2">Resultado: </text:span><text:span text:style-name="T1">El sistema acepta las credenciales válidas y rechaza las no válidas.</text:span></text:p>
      <text:p text:style-name="Standard"/>
      <text:p text:style-name="P5">CP02: REGISTRARSE</text:p>
      <text:p text:style-name="P12">Descripción:<text:tab/></text:p>
      <text:p text:style-name="P5">Procedimiento:<text:tab/></text:p>
      <text:list xml:id="list2178316126297551702" text:style-name="WWNum3">
        <text:list-item>
          <text:p text:style-name="P14">Se accede a Login/Register.</text:p>
        </text:list-item>
        <text:list-item>
          <text:p text:style-name="P14">Se selecciona la opción de registrar.</text:p>
        </text:list-item>
        <text:list-item>
          <text:p text:style-name="P14">Se introducen campos no válidos</text:p>
        </text:list-item>
        <text:list-item>
          <text:p text:style-name="P14">Se introducen campos datos válidos</text:p>
        </text:list-item>
      </text:list>
      <text:p text:style-name="Standard"><text:span text:style-name="T2">Resultado: </text:span><text:bookmark text:name="_GoBack"/><text:span text:style-name="T4">El sistema evita registros de usuarios con datos no válidos y registra a los nuevos usuarios con datos válidos añadiéndolos a la base de datos de la compañía.</text:span></text:p>
      <text:p text:style-name="Standard"/>
      <text:p text:style-name="P5">CU03: BUSCAR PRODUCTO </text:p>
      <text:p text:style-name="Standard"><text:span text:style-name="T2">Descripción:<text:tab/><text:tab/></text:span><text:span text:style-name="T4">El administrador busca un producto en el sistema</text:span></text:p>
      <text:p text:style-name="P7">Procedimiento:<text:tab/></text:p>
      <text:list xml:id="list1266565977275109304" text:style-name="L1">
        <text:list-item>
          <text:p text:style-name="P32">Se accede a Login/Register.</text:p>
        </text:list-item>
        <text:list-item>
          <text:p text:style-name="P32">Se introducen credenciales válidas.</text:p>
        </text:list-item>
        <text:list-item>
          <text:p text:style-name="P32">Se introducen credenciales no válidas.</text:p>
        </text:list-item>
      </text:list>
      <text:p text:style-name="P1"><text:span text:style-name="T2">Resultado: </text:span><text:span text:style-name="T4">El sistema acepta las credenciales válidas y rechaza las no válidas.</text:span></text:p>
      <text:p text:style-name="P5"/>
      <text:p text:style-name="P5"/>
      <text:p text:style-name="P5"/>
      <text:p text:style-name="P5"><text:soft-page-break/></text:p>
      <text:p text:style-name="P5">CU04: VER CUENTA</text:p>
      <text:p text:style-name="Standard"><text:span text:style-name="T2">Descripción:<text:tab/><text:tab/></text:span><text:span text:style-name="T4">El cliente o administrador visualiza los detalles de <text:tab/><text:tab/><text:tab/><text:tab/><text:tab/>su cuenta</text:span></text:p>
      <text:p text:style-name="P5">Procedimiento:<text:tab/></text:p>
      <text:list xml:id="list1951916979663529053" text:style-name="L2">
        <text:list-item>
          <text:p text:style-name="P15">Se accede a My Acount.</text:p>
        </text:list-item>
      </text:list>
      <text:p text:style-name="Standard"><text:span text:style-name="T3">Resultado: </text:span><text:span text:style-name="T4">El sistema muestra los datos de la cuenta del cliente o administrador</text:span></text:p>
      <text:p text:style-name="P6"/>
      <text:p text:style-name="P5">CU05: VER PEDIDOS<text:bookmark text:name="_GoBack1"/></text:p>
      <text:p text:style-name="Standard"><text:span text:style-name="T3">Descripción:<text:tab/><text:tab/></text:span><text:span text:style-name="T4">El cliente visualiza los pedidos de su cuenta</text:span></text:p>
      <text:p text:style-name="P5">Procedimiento:<text:tab/></text:p>
      <text:list xml:id="list1815792324824376075" text:style-name="L3">
        <text:list-item>
          <text:p text:style-name="P16">Desde my acount hacemos a order History o simplemente se hace scroll hacia abajo, hasta que lleguemos a la sección.</text:p>
        </text:list-item>
      </text:list>
      <text:p text:style-name="Standard"><text:span text:style-name="T3">Resultado: </text:span><text:span text:style-name="T4">El sistema muestra el historial de pedidos realizados.</text:span></text:p>
      <text:p text:style-name="P6"/>
      <text:p text:style-name="P5">CU06: ACTUALIZAR CUENTA</text:p>
      <text:p text:style-name="Standard"><text:span text:style-name="T3">Descripción:<text:tab/><text:tab/></text:span><text:span text:style-name="T4">El cliente actualiza los datos de su cuenta.</text:span></text:p>
      <text:p text:style-name="P5">Procedimiento:<text:tab/></text:p>
      <text:list xml:id="list9160776939266516715" text:style-name="L4">
        <text:list-item>
          <text:p text:style-name="P17">Desde my acount hacemos a Personal details o simplemente se hace scroll hacia abajo, hasta que lleguemos a la sección.</text:p>
        </text:list-item>
        <text:list-item>
          <text:p text:style-name="P17">Modificamos los cambios que queremos de los detalles de cuenta de manera incorrecta</text:p>
        </text:list-item>
        <text:list-item>
          <text:p text:style-name="P17">Modificamos los cambios que queremos de los detalles de cuenta de manera correcta</text:p>
        </text:list-item>
        <text:list-item>
          <text:p text:style-name="P17">Hacemos click en el boton de submit de Update Account</text:p>
        </text:list-item>
      </text:list>
      <text:p text:style-name="Standard"><text:span text:style-name="T3">Resultado: </text:span><text:span text:style-name="T4">El sistema no valida los datos introducidos de manera incorrecta y no se actualizan los datos.</text:span></text:p>
      <text:p text:style-name="P6">El sistema valida los datos introducidos de manera correcta, se actualizan los datos y se cierra la conexión.</text:p>
      <text:p text:style-name="P6"/>
      <text:p text:style-name="P6"/>
      <text:p text:style-name="P6"/>
      <text:p text:style-name="P6"><text:soft-page-break/></text:p>
      <text:p text:style-name="P5">CU07: AÑADIR MÉTODO DE PAGO</text:p>
      <text:p text:style-name="Standard"><text:span text:style-name="T3">Descripción:<text:tab/><text:tab/></text:span><text:span text:style-name="T4">El cliente agrega un método de pago a su cuenta.</text:span></text:p>
      <text:list xml:id="list9170214289497710582" text:style-name="L5">
        <text:list-header>
          <text:p text:style-name="P18"/>
        </text:list-header>
      </text:list>
      <text:p text:style-name="P5">Procedimiento:<text:tab/></text:p>
      <text:list xml:id="list34751074" text:continue-numbering="true" text:style-name="L5">
        <text:list-item>
          <text:p text:style-name="P18">Desde my acount hacemos a Payment methods o simplemente se hace scroll hacia abajo, hasta que lleguemos a la sección.</text:p>
        </text:list-item>
        <text:list-item>
          <text:p text:style-name="P18">Seleccionamos la opcion Add payment methods.</text:p>
        </text:list-item>
        <text:list-item>
          <text:p text:style-name="P18">Se introducen campos no válidos</text:p>
        </text:list-item>
        <text:list-item>
          <text:p text:style-name="P30">Se introducen campos válidos</text:p>
        </text:list-item>
      </text:list>
      <text:p text:style-name="P10"><text:span text:style-name="T3">Resultado: </text:span><text:span text:style-name="T4">El sistema no valida los datos introducidos de manera incorrecta y no se actualizan los datos.</text:span></text:p>
      <text:p text:style-name="P11">El sistema valida los datos introducidos de manera correcta, da de alta el nuevo método de pago.</text:p>
      <text:p text:style-name="P8"/>
      <text:p text:style-name="P5">CU08: BORRAR MÉTODO DE PAGO</text:p>
      <text:p text:style-name="P2"><text:span text:style-name="T3">Descripción:<text:tab/><text:tab/></text:span><text:span text:style-name="T4">El cliente elimina un método de pago a su cuenta.</text:span></text:p>
      <text:p text:style-name="P5">Procedimiento:<text:tab/></text:p>
      <text:list xml:id="list2954878563489483300" text:style-name="L6">
        <text:list-item>
          <text:p text:style-name="P19">Desde my acount hacemos a Payment methods o simplemente se hace scroll hacia abajo, hasta que lleguemos a la sección.</text:p>
        </text:list-item>
        <text:list-item>
          <text:p text:style-name="P19">Seleccionamos la opcion Delete payment methods.</text:p>
        </text:list-item>
        <text:list-item>
          <text:p text:style-name="P19">Se introducen campos no válidos</text:p>
        </text:list-item>
        <text:list-item>
          <text:p text:style-name="P31">Se introducen campos válidos</text:p>
        </text:list-item>
      </text:list>
      <text:p text:style-name="P10"><text:span text:style-name="T3">Resultado: </text:span><text:span text:style-name="T4">El sistema no valida los datos introducidos de manera incorrecta y no se actualizan los datos.</text:span></text:p>
      <text:p text:style-name="P11">El sistema valida los datos introducidos de manera correcta, da de baja el nuevo método de pago.</text:p>
      <text:p text:style-name="P11"/>
      <text:p text:style-name="P5">CU09: ACTUALIZAR MÉTODO DE PAGO</text:p>
      <text:p text:style-name="P2"><text:span text:style-name="T3">Descripción:<text:tab/><text:tab/></text:span><text:span text:style-name="T4">El cliente actualiza un método de pago a su cuenta.</text:span></text:p>
      <text:p text:style-name="P5">Procedimiento:<text:tab/></text:p>
      <text:list xml:id="list1862374103337310964" text:style-name="L13">
        <text:list-item>
          <text:p text:style-name="P27">Desde my acount hacemos a Payment methods o simplemente se hace scroll hacia abajo, hasta que lleguemos a la sección.</text:p>
        </text:list-item>
        <text:list-item>
          <text:p text:style-name="P27"><text:soft-page-break/>Seleccionamos la opcion Update payment methods.</text:p>
        </text:list-item>
        <text:list-item>
          <text:p text:style-name="P27">Se introducen campos no válidos</text:p>
        </text:list-item>
        <text:list-item>
          <text:p text:style-name="P34"><text:span text:style-name="T4">Se introducen campos válidos</text:span></text:p>
          <text:p text:style-name="P35"><text:span text:style-name="T6">Resultado: </text:span><text:span text:style-name="T7">El sistema no valida los datos introducidos de manera incorrecta y no se actualizan los datos.</text:span></text:p>
        </text:list-item>
      </text:list>
      <text:p text:style-name="P11">El sistema valida los datos introducidos de manera correcta, modifica los datos del método de pago.</text:p>
      <text:p text:style-name="P11"/>
      <text:p text:style-name="P5">CU10: CONSTRUIR PRODUCTO</text:p>
      <text:p text:style-name="P2"><text:span text:style-name="T3">Descripción:<text:tab/><text:tab/></text:span><text:span text:style-name="T4">El cliente realiza un pedido de un producto <text:tab/><text:tab/><text:tab/><text:tab/><text:tab/><text:tab/>construido a piezas.</text:span></text:p>
      <text:p text:style-name="P5">Procedimiento:<text:tab/></text:p>
      <text:list xml:id="list4608391804891092205" text:style-name="L14">
        <text:list-item>
          <text:p text:style-name="P28">Desde el menu principal, se elige la opción Build a new computer </text:p>
        </text:list-item>
        <text:list-item>
          <text:p text:style-name="P28">Añadimos las piezas con las que queremos montar el pc y damos a aceptar</text:p>
        </text:list-item>
      </text:list>
      <text:p text:style-name="Standard"><text:span text:style-name="T3">Resultado: </text:span><text:span text:style-name="T4">El sistema añade el pedido al carro de compra y redirige a la página principal*</text:span></text:p>
      <text:p text:style-name="P6"/>
      <text:p text:style-name="P6"/>
      <text:p text:style-name="P6"/>
      <text:p text:style-name="P6"/>
      <text:p text:style-name="P6"/>
      <text:p text:style-name="P5">CU11: REALIZAR PEDIDO</text:p>
      <text:p text:style-name="Standard"><text:span text:style-name="T3">Descripción:<text:tab/><text:tab/></text:span><text:span text:style-name="T4">El cliente procesa el pedido de su cesta.</text:span></text:p>
      <text:p text:style-name="P5">Procedimiento:<text:tab/></text:p>
      <text:list xml:id="list3663984672835014047" text:style-name="L7">
        <text:list-item>
          <text:p text:style-name="P20">Desde el menu principal, seleccionamos con un click en el carro de la compra </text:p>
        </text:list-item>
        <text:list-item>
          <text:p text:style-name="P20">El cliente selecciona la opción de Confirm Order</text:p>
        </text:list-item>
      </text:list>
      <text:p text:style-name="Standard"><text:span text:style-name="T3">Resultado: </text:span><text:span text:style-name="T4">El sistema realiza la compra del producto con el método de pago subido por el cliente</text:span></text:p>
      <text:p text:style-name="Standard"><text:span text:style-name="T4"/></text:p>
      <text:p text:style-name="Standard"><text:span text:style-name="T4"/></text:p>
      <text:p text:style-name="P6"/>
      <text:p text:style-name="P5"><text:soft-page-break/>CU12: AÑADIR PRODUCTO </text:p>
      <text:p text:style-name="Standard"><text:span text:style-name="T3">Descripción:<text:tab/><text:tab/></text:span><text:span text:style-name="T4">El administrador añade un producto al sistema</text:span></text:p>
      <text:p text:style-name="P5">Procedimiento:<text:tab/></text:p>
      <text:list xml:id="list3267813261560108987" text:style-name="L8">
        <text:list-item>
          <text:p text:style-name="P21">Desde el menu de cuenta de administrador, se elige la opción new Product</text:p>
        </text:list-item>
        <text:list-item>
          <text:p text:style-name="P21">Elegimos el tipo de producto, la categoría, el nombre, el stock y el precio y aceptamos</text:p>
        </text:list-item>
      </text:list>
      <text:p text:style-name="Standard"><text:span text:style-name="T3">Resultado: </text:span><text:span text:style-name="T4">El sistema añade el producto nuevo a la base de datos de la compañía.</text:span></text:p>
      <text:p text:style-name="P6"/>
      <text:p text:style-name="P5">CU13: ACTUALIZAR PRODUCTO </text:p>
      <text:p text:style-name="Standard"><text:span text:style-name="T3">Descripción:<text:tab/><text:tab/></text:span><text:span text:style-name="T4">El administrador actualiza la información sobre uno <text:tab/><text:tab/><text:tab/><text:tab/><text:tab/>de los productos</text:span></text:p>
      <text:p text:style-name="P5">Procedimiento:<text:tab/></text:p>
      <text:list xml:id="list4663845667572055685" text:style-name="L9">
        <text:list-item>
          <text:p text:style-name="P22">Desde el menu de cuenta de administrador, se elige la opción edit Product</text:p>
        </text:list-item>
        <text:list-item>
          <text:p text:style-name="P22">Buscamos la categoría o seleccionamos el producto a editar</text:p>
        </text:list-item>
        <text:list-item>
          <text:p text:style-name="P22">Modificamos sus atributos y seleccionamos edit Product</text:p>
        </text:list-item>
      </text:list>
      <text:p text:style-name="Standard"><text:span text:style-name="T3">Resultado: </text:span><text:span text:style-name="T4">El sistema modifica el producto y redirige al menu de cuenta de administrador.</text:span></text:p>
      <text:p text:style-name="P5"/>
      <text:p text:style-name="P5"/>
      <text:p text:style-name="P5"/>
      <text:p text:style-name="P5"/>
      <text:p text:style-name="P5"/>
      <text:p text:style-name="P5">CU14: BORRAR PRODUCTO </text:p>
      <text:p text:style-name="Standard"><text:span text:style-name="T3">Descripción:<text:tab/><text:tab/></text:span><text:span text:style-name="T4">El administrador borra un producto de la base de <text:tab/><text:tab/><text:tab/><text:tab/><text:tab/>datos</text:span></text:p>
      <text:p text:style-name="P5">Procedimiento:<text:tab/></text:p>
      <text:list xml:id="list3775996311710745964" text:style-name="L10">
        <text:list-item>
          <text:p text:style-name="P23">Desde el menu de cuenta de administrador, se elige la opción Delete Product</text:p>
        </text:list-item>
        <text:list-item>
          <text:p text:style-name="P23">Buscamos la categoría o seleccionamos el producto a eliminar</text:p>
        </text:list-item>
        <text:list-item>
          <text:p text:style-name="P23">Seleccionamos eliminar producto</text:p>
        </text:list-item>
      </text:list>
      <text:p text:style-name="Standard"><text:soft-page-break/><text:span text:style-name="T3">Resultado: </text:span><text:span text:style-name="T4">El sistema elimina el producto de la base de datos de la compañía.</text:span></text:p>
      <text:p text:style-name="P6"/>
      <text:p text:style-name="P5">CU15: BORRAR CUENTA</text:p>
      <text:p text:style-name="Standard"><text:span text:style-name="T3">Descripción:<text:tab/><text:tab/></text:span><text:span text:style-name="T4">El cliente elimina su cuenta y toda la información.</text:span></text:p>
      <text:p text:style-name="P5">Procedimiento:<text:tab/></text:p>
      <text:list xml:id="list5534769950987626734" text:style-name="L11">
        <text:list-item>
          <text:p text:style-name="P24">Desde el menu de cuenta de cliente, se elige la opción Delete Account introduciendo la contraseña de la cuenta</text:p>
        </text:list-item>
      </text:list>
      <text:p text:style-name="Standard"><text:span text:style-name="T3">Resultado: </text:span><text:span text:style-name="T4">El sistema elimina el cliente de la base de datos, y redirige al index.</text:span></text:p>
      <text:p text:style-name="P6"/>
      <text:p text:style-name="P5">CU16: AÑADIR DIRECCIÓN</text:p>
      <text:p text:style-name="Standard"><text:span text:style-name="T3">Descripción:<text:tab/><text:tab/></text:span><text:span text:style-name="T4">El cliente agrega una dirección a su cuenta.</text:span></text:p>
      <text:p text:style-name="P5">Procedimiento:<text:tab/></text:p>
      <text:list xml:id="list924352054831621549" text:style-name="L12">
        <text:list-item>
          <text:p text:style-name="P25">Desde my acount hacemos a My addresses o simplemente se hace scroll hacia abajo, hasta que lleguemos a la sección.</text:p>
        </text:list-item>
        <text:list-item>
          <text:p text:style-name="P25">Seleccionamos add address</text:p>
        </text:list-item>
        <text:list-item>
          <text:p text:style-name="P29">Se introducen campos no válidos</text:p>
        </text:list-item>
        <text:list-item>
          <text:p text:style-name="P33"><text:span text:style-name="T8">Se introducen campos válidos</text:span></text:p>
        </text:list-item>
      </text:list>
      <text:p text:style-name="Standard"><text:span text:style-name="T3">Resultado: </text:span><text:span text:style-name="T7">El sistema no valida los datos introducidos de manera incorrecta y no se actualizan los datos.</text:span></text:p>
      <text:p text:style-name="P11">El sistema valida los datos introducidos de manera correcta, da de alta la nueva dirección del cliente.</text:p>
      <text:p text:style-name="P11"><text:span text:style-name="T4"/></text:p>
      <text:p text:style-name="Standard"><text:span text:style-name="T2">CU17: BORRAR DIRECCIÓN</text:span></text:p>
      <text:p text:style-name="P11"><text:span text:style-name="T5">Descripción:<text:tab/><text:tab/></text:span>El cliente elimina una dirección de su cuenta.</text:p>
      <text:p text:style-name="P5">Procedimiento:<text:tab/></text:p>
      <text:list xml:id="list3444885092181093225" text:style-name="L15">
        <text:list-item>
          <text:p text:style-name="P26">Desde my acount hacemos a My addresses o simplemente se hace scroll hacia abajo, hasta que lleguemos a la sección.</text:p>
        </text:list-item>
        <text:list-item>
          <text:p text:style-name="P26">Se elige la opción Delete adress en la dirección que queramos borrar.</text:p>
        </text:list-item>
      </text:list>
      <text:p text:style-name="P11"><text:span text:style-name="T5">Resultado: </text:span>El sistema elimina la dirección de la base de da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Ridao</meta:initial-creator>
    <meta:editing-cycles>4</meta:editing-cycles>
    <meta:creation-date>2018-01-21T16:31:00</meta:creation-date>
    <dc:date>2018-01-23T14:56:29.30</dc:date>
    <meta:editing-duration>PT18M8S</meta:editing-duration>
    <meta:generator>OpenOffice/4.1.1$Win32 OpenOffice.org_project/411m6$Build-9775</meta:generator>
    <meta:document-statistic meta:table-count="0" meta:image-count="0" meta:object-count="0" meta:page-count="6" meta:paragraph-count="120" meta:word-count="1076" meta:character-count="66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